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9" style:family="table-column">
      <style:table-column-properties fo:break-before="auto" style:column-width="46.92mm"/>
    </style:style>
    <style:style style:name="co10" style:family="table-column">
      <style:table-column-properties fo:break-before="auto" style:column-width="32.76mm"/>
    </style:style>
    <style:style style:name="co13" style:family="table-column">
      <style:table-column-properties fo:break-before="auto" style:column-width="29.49mm"/>
    </style:style>
    <style:style style:name="co14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23ff23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fo:background-color="#cccc99"/>
    </style:style>
    <style:style style:name="ce12" style:family="table-cell" style:parent-style-name="Default">
      <style:table-cell-properties fo:background-color="#66cc99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18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19" style:family="table-cell" style:parent-style-name="Default">
      <style:table-cell-properties fo:background-color="#23ff2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13" office:value-type="string" calcext:value-type="string">
            <text:p>Common material</text:p>
          </table:table-cell>
          <table:table-cell table:number-columns-repeated="6"/>
          <table:table-cell table:style-name="ce13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</text:p>
          </table:table-cell>
          <table:table-cell office:value-type="string" calcext:value-type="string">
            <text:p>5-pin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7]*[.J7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K8]*[.J8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14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25]*[.J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554" calcext:value-type="float">
            <text:p>554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13" office:value-type="string" calcext:value-type="string">
            <text:p>Total</text:p>
          </table:table-cell>
          <table:table-cell table:number-columns-repeated="6"/>
          <table:table-cell table:style-name="ce13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554" calcext:value-type="float">
            <text:p>554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968" calcext:value-type="float">
            <text:p>968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14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ce18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3">
          <table:table-cell table:formula="of:=12*[.J2]*2" office:value-type="float" office:value="24" calcext:value-type="float">
            <text:p>24</text:p>
          </table:table-cell>
          <table:table-cell table:style-name="ce17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3">
          <table:table-cell table:formula="of:=[.A2]-1" office:value-type="float" office:value="23" calcext:value-type="float">
            <text:p>23</text:p>
          </table:table-cell>
          <table:table-cell table:style-name="ce17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table:formula="of:=[.A3]-1" office:value-type="float" office:value="22" calcext:value-type="float">
            <text:p>22</text:p>
          </table:table-cell>
          <table:table-cell table:style-name="ce17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3">
          <table:table-cell table:formula="of:=[.A4]-1" office:value-type="float" office:value="21" calcext:value-type="float">
            <text:p>21</text:p>
          </table:table-cell>
          <table:table-cell table:style-name="ce17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3">
          <table:table-cell table:formula="of:=[.A5]-1" office:value-type="float" office:value="20" calcext:value-type="float">
            <text:p>20</text:p>
          </table:table-cell>
          <table:table-cell table:style-name="ce17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3">
          <table:table-cell table:formula="of:=[.A6]-1" office:value-type="float" office:value="19" calcext:value-type="float">
            <text:p>19</text:p>
          </table:table-cell>
          <table:table-cell table:style-name="ce17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3">
          <table:table-cell table:formula="of:=[.A7]-1" office:value-type="float" office:value="18" calcext:value-type="float">
            <text:p>18</text:p>
          </table:table-cell>
          <table:table-cell table:style-name="ce17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3">
          <table:table-cell table:formula="of:=[.A8]-1" office:value-type="float" office:value="17" calcext:value-type="float">
            <text:p>17</text:p>
          </table:table-cell>
          <table:table-cell table:style-name="ce17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3">
          <table:table-cell table:formula="of:=[.A9]-1" office:value-type="float" office:value="16" calcext:value-type="float">
            <text:p>16</text:p>
          </table:table-cell>
          <table:table-cell table:style-name="ce17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3">
          <table:table-cell table:formula="of:=[.A10]-1" office:value-type="float" office:value="15" calcext:value-type="float">
            <text:p>15</text:p>
          </table:table-cell>
          <table:table-cell table:style-name="ce17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3">
          <table:table-cell table:formula="of:=[.A11]-1" office:value-type="float" office:value="14" calcext:value-type="float">
            <text:p>14</text:p>
          </table:table-cell>
          <table:table-cell table:style-name="ce17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12]-1" office:value-type="float" office:value="13" calcext:value-type="float">
            <text:p>13</text:p>
          </table:table-cell>
          <table:table-cell table:style-name="ce17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3">
          <table:table-cell table:formula="of:=[.A13]-1" office:value-type="float" office:value="12" calcext:value-type="float">
            <text:p>12</text:p>
          </table:table-cell>
          <table:table-cell table:style-name="ce17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table:formula="of:=[.A14]-1" office:value-type="float" office:value="11" calcext:value-type="float">
            <text:p>11</text:p>
          </table:table-cell>
          <table:table-cell table:style-name="ce17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3">
          <table:table-cell table:formula="of:=[.A15]-1" office:value-type="float" office:value="10" calcext:value-type="float">
            <text:p>10</text:p>
          </table:table-cell>
          <table:table-cell table:style-name="ce17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3">
          <table:table-cell table:formula="of:=[.A16]-1" office:value-type="float" office:value="9" calcext:value-type="float">
            <text:p>9</text:p>
          </table:table-cell>
          <table:table-cell table:style-name="ce17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3">
          <table:table-cell table:formula="of:=[.A17]-1" office:value-type="float" office:value="8" calcext:value-type="float">
            <text:p>8</text:p>
          </table:table-cell>
          <table:table-cell table:style-name="ce17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3">
          <table:table-cell table:formula="of:=[.A18]-1" office:value-type="float" office:value="7" calcext:value-type="float">
            <text:p>7</text:p>
          </table:table-cell>
          <table:table-cell table:style-name="ce17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3">
          <table:table-cell table:formula="of:=[.A19]-1" office:value-type="float" office:value="6" calcext:value-type="float">
            <text:p>6</text:p>
          </table:table-cell>
          <table:table-cell table:style-name="ce17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3">
          <table:table-cell table:formula="of:=[.A20]-1" office:value-type="float" office:value="5" calcext:value-type="float">
            <text:p>5</text:p>
          </table:table-cell>
          <table:table-cell table:style-name="ce17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3">
          <table:table-cell table:formula="of:=[.A21]-1" office:value-type="float" office:value="4" calcext:value-type="float">
            <text:p>4</text:p>
          </table:table-cell>
          <table:table-cell table:style-name="ce17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3">
          <table:table-cell table:formula="of:=[.A22]-1" office:value-type="float" office:value="3" calcext:value-type="float">
            <text:p>3</text:p>
          </table:table-cell>
          <table:table-cell table:style-name="ce17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3">
          <table:table-cell table:formula="of:=[.A23]-1" office:value-type="float" office:value="2" calcext:value-type="float">
            <text:p>2</text:p>
          </table:table-cell>
          <table:table-cell table:style-name="ce17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3">
          <table:table-cell table:formula="of:=[.A24]-1" office:value-type="float" office:value="1" calcext:value-type="float">
            <text:p>1</text:p>
          </table:table-cell>
          <table:table-cell table:style-name="ce17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3">
          <table:table-cell table:formula="of:=[.A25]-1" office:value-type="float" office:value="0" calcext:value-type="float">
            <text:p>0</text:p>
          </table:table-cell>
          <table:table-cell table:style-name="ce17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3">
          <table:table-cell table:formula="of:=[.A26]-1" office:value-type="float" office:value="-1" calcext:value-type="float">
            <text:p>-1</text:p>
          </table:table-cell>
          <table:table-cell table:style-name="ce17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3">
          <table:table-cell table:formula="of:=[.A27]-1" office:value-type="float" office:value="-2" calcext:value-type="float">
            <text:p>-2</text:p>
          </table:table-cell>
          <table:table-cell table:style-name="ce17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3">
          <table:table-cell table:formula="of:=[.A28]-1" office:value-type="float" office:value="-3" calcext:value-type="float">
            <text:p>-3</text:p>
          </table:table-cell>
          <table:table-cell table:style-name="ce17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3">
          <table:table-cell table:formula="of:=[.A29]-1" office:value-type="float" office:value="-4" calcext:value-type="float">
            <text:p>-4</text:p>
          </table:table-cell>
          <table:table-cell table:style-name="ce17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3">
          <table:table-cell table:formula="of:=[.A30]-1" office:value-type="float" office:value="-5" calcext:value-type="float">
            <text:p>-5</text:p>
          </table:table-cell>
          <table:table-cell table:style-name="ce17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3">
          <table:table-cell table:formula="of:=[.A31]-1" office:value-type="float" office:value="-6" calcext:value-type="float">
            <text:p>-6</text:p>
          </table:table-cell>
          <table:table-cell table:style-name="ce17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3">
          <table:table-cell table:formula="of:=[.A32]-1" office:value-type="float" office:value="-7" calcext:value-type="float">
            <text:p>-7</text:p>
          </table:table-cell>
          <table:table-cell table:style-name="ce17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3">
          <table:table-cell table:formula="of:=[.A33]-1" office:value-type="float" office:value="-8" calcext:value-type="float">
            <text:p>-8</text:p>
          </table:table-cell>
          <table:table-cell table:style-name="ce17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3">
          <table:table-cell table:formula="of:=[.A34]-1" office:value-type="float" office:value="-9" calcext:value-type="float">
            <text:p>-9</text:p>
          </table:table-cell>
          <table:table-cell table:style-name="ce17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3">
          <table:table-cell table:formula="of:=[.A35]-1" office:value-type="float" office:value="-10" calcext:value-type="float">
            <text:p>-10</text:p>
          </table:table-cell>
          <table:table-cell table:style-name="ce17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3">
          <table:table-cell table:formula="of:=[.A36]-1" office:value-type="float" office:value="-11" calcext:value-type="float">
            <text:p>-11</text:p>
          </table:table-cell>
          <table:table-cell table:style-name="ce17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 table:formula="of:=[.A37]-1" office:value-type="float" office:value="-12" calcext:value-type="float">
            <text:p>-12</text:p>
          </table:table-cell>
          <table:table-cell table:style-name="ce17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3">
          <table:table-cell table:formula="of:=[.A38]-1" office:value-type="float" office:value="-13" calcext:value-type="float">
            <text:p>-13</text:p>
          </table:table-cell>
          <table:table-cell table:style-name="ce17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3">
          <table:table-cell table:formula="of:=[.A39]-1" office:value-type="float" office:value="-14" calcext:value-type="float">
            <text:p>-14</text:p>
          </table:table-cell>
          <table:table-cell table:style-name="ce17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3">
          <table:table-cell table:formula="of:=[.A40]-1" office:value-type="float" office:value="-15" calcext:value-type="float">
            <text:p>-15</text:p>
          </table:table-cell>
          <table:table-cell table:style-name="ce17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3">
          <table:table-cell table:formula="of:=[.A41]-1" office:value-type="float" office:value="-16" calcext:value-type="float">
            <text:p>-16</text:p>
          </table:table-cell>
          <table:table-cell table:style-name="ce17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3">
          <table:table-cell table:formula="of:=[.A42]-1" office:value-type="float" office:value="-17" calcext:value-type="float">
            <text:p>-17</text:p>
          </table:table-cell>
          <table:table-cell table:style-name="ce17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3">
          <table:table-cell table:formula="of:=[.A43]-1" office:value-type="float" office:value="-18" calcext:value-type="float">
            <text:p>-18</text:p>
          </table:table-cell>
          <table:table-cell table:style-name="ce17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3">
          <table:table-cell table:formula="of:=[.A44]-1" office:value-type="float" office:value="-19" calcext:value-type="float">
            <text:p>-19</text:p>
          </table:table-cell>
          <table:table-cell table:style-name="ce17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3">
          <table:table-cell table:formula="of:=[.A45]-1" office:value-type="float" office:value="-20" calcext:value-type="float">
            <text:p>-20</text:p>
          </table:table-cell>
          <table:table-cell table:style-name="ce17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3">
          <table:table-cell table:formula="of:=[.A46]-1" office:value-type="float" office:value="-21" calcext:value-type="float">
            <text:p>-21</text:p>
          </table:table-cell>
          <table:table-cell table:style-name="ce17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3">
          <table:table-cell table:formula="of:=[.A47]-1" office:value-type="float" office:value="-22" calcext:value-type="float">
            <text:p>-22</text:p>
          </table:table-cell>
          <table:table-cell table:style-name="ce17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3">
          <table:table-cell table:formula="of:=[.A48]-1" office:value-type="float" office:value="-23" calcext:value-type="float">
            <text:p>-23</text:p>
          </table:table-cell>
          <table:table-cell table:style-name="ce17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3">
          <table:table-cell table:formula="of:=[.A49]-1" office:value-type="float" office:value="-24" calcext:value-type="float">
            <text:p>-24</text:p>
          </table:table-cell>
          <table:table-cell table:style-name="ce17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3">
          <table:table-cell table:formula="of:=[.A50]-1" office:value-type="float" office:value="-25" calcext:value-type="float">
            <text:p>-25</text:p>
          </table:table-cell>
          <table:table-cell table:style-name="ce17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3">
          <table:table-cell table:formula="of:=[.A51]-1" office:value-type="float" office:value="-26" calcext:value-type="float">
            <text:p>-26</text:p>
          </table:table-cell>
          <table:table-cell table:style-name="ce17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3">
          <table:table-cell table:formula="of:=[.A52]-1" office:value-type="float" office:value="-27" calcext:value-type="float">
            <text:p>-27</text:p>
          </table:table-cell>
          <table:table-cell table:style-name="ce17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3">
          <table:table-cell table:formula="of:=[.A53]-1" office:value-type="float" office:value="-28" calcext:value-type="float">
            <text:p>-28</text:p>
          </table:table-cell>
          <table:table-cell table:style-name="ce17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3">
          <table:table-cell table:formula="of:=[.A54]-1" office:value-type="float" office:value="-29" calcext:value-type="float">
            <text:p>-29</text:p>
          </table:table-cell>
          <table:table-cell table:style-name="ce17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3">
          <table:table-cell table:formula="of:=[.A55]-1" office:value-type="float" office:value="-30" calcext:value-type="float">
            <text:p>-30</text:p>
          </table:table-cell>
          <table:table-cell table:style-name="ce17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3">
          <table:table-cell table:formula="of:=[.A56]-1" office:value-type="float" office:value="-31" calcext:value-type="float">
            <text:p>-31</text:p>
          </table:table-cell>
          <table:table-cell table:style-name="ce17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3">
          <table:table-cell table:formula="of:=[.A57]-1" office:value-type="float" office:value="-32" calcext:value-type="float">
            <text:p>-32</text:p>
          </table:table-cell>
          <table:table-cell table:style-name="ce17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3">
          <table:table-cell table:formula="of:=[.A58]-1" office:value-type="float" office:value="-33" calcext:value-type="float">
            <text:p>-33</text:p>
          </table:table-cell>
          <table:table-cell table:style-name="ce17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3">
          <table:table-cell table:formula="of:=[.A59]-1" office:value-type="float" office:value="-34" calcext:value-type="float">
            <text:p>-34</text:p>
          </table:table-cell>
          <table:table-cell table:style-name="ce17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table:formula="of:=[.A60]-1" office:value-type="float" office:value="-35" calcext:value-type="float">
            <text:p>-35</text:p>
          </table:table-cell>
          <table:table-cell table:style-name="ce17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3">
          <table:table-cell table:formula="of:=[.A61]-1" office:value-type="float" office:value="-36" calcext:value-type="float">
            <text:p>-36</text:p>
          </table:table-cell>
          <table:table-cell table:style-name="ce17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3">
          <table:table-cell table:formula="of:=[.A62]-1" office:value-type="float" office:value="-37" calcext:value-type="float">
            <text:p>-37</text:p>
          </table:table-cell>
          <table:table-cell table:style-name="ce17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3">
          <table:table-cell table:formula="of:=[.A63]-1" office:value-type="float" office:value="-38" calcext:value-type="float">
            <text:p>-38</text:p>
          </table:table-cell>
          <table:table-cell table:style-name="ce17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3">
          <table:table-cell table:formula="of:=[.A64]-1" office:value-type="float" office:value="-39" calcext:value-type="float">
            <text:p>-39</text:p>
          </table:table-cell>
          <table:table-cell table:style-name="ce17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3">
          <table:table-cell table:formula="of:=[.A65]-1" office:value-type="float" office:value="-40" calcext:value-type="float">
            <text:p>-40</text:p>
          </table:table-cell>
          <table:table-cell table:style-name="ce17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3">
          <table:table-cell table:formula="of:=[.A66]-1" office:value-type="float" office:value="-41" calcext:value-type="float">
            <text:p>-41</text:p>
          </table:table-cell>
          <table:table-cell table:style-name="ce17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3">
          <table:table-cell table:formula="of:=[.A67]-1" office:value-type="float" office:value="-42" calcext:value-type="float">
            <text:p>-42</text:p>
          </table:table-cell>
          <table:table-cell table:style-name="ce17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3">
          <table:table-cell table:formula="of:=[.A68]-1" office:value-type="float" office:value="-43" calcext:value-type="float">
            <text:p>-43</text:p>
          </table:table-cell>
          <table:table-cell table:style-name="ce17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3">
          <table:table-cell table:formula="of:=[.A69]-1" office:value-type="float" office:value="-44" calcext:value-type="float">
            <text:p>-44</text:p>
          </table:table-cell>
          <table:table-cell table:style-name="ce17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3">
          <table:table-cell table:formula="of:=[.A70]-1" office:value-type="float" office:value="-45" calcext:value-type="float">
            <text:p>-45</text:p>
          </table:table-cell>
          <table:table-cell table:style-name="ce17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3">
          <table:table-cell table:formula="of:=[.A71]-1" office:value-type="float" office:value="-46" calcext:value-type="float">
            <text:p>-46</text:p>
          </table:table-cell>
          <table:table-cell table:style-name="ce17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3">
          <table:table-cell table:formula="of:=[.A72]-1" office:value-type="float" office:value="-47" calcext:value-type="float">
            <text:p>-47</text:p>
          </table:table-cell>
          <table:table-cell table:style-name="ce17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3">
          <table:table-cell table:formula="of:=[.A73]-1" office:value-type="float" office:value="-48" calcext:value-type="float">
            <text:p>-48</text:p>
          </table:table-cell>
          <table:table-cell table:style-name="ce17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3">
          <table:table-cell table:formula="of:=[.A74]-1" office:value-type="float" office:value="-49" calcext:value-type="float">
            <text:p>-49</text:p>
          </table:table-cell>
          <table:table-cell table:style-name="ce17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3">
          <table:table-cell table:formula="of:=[.A75]-1" office:value-type="float" office:value="-50" calcext:value-type="float">
            <text:p>-50</text:p>
          </table:table-cell>
          <table:table-cell table:style-name="ce17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3">
          <table:table-cell table:formula="of:=[.A76]-1" office:value-type="float" office:value="-51" calcext:value-type="float">
            <text:p>-51</text:p>
          </table:table-cell>
          <table:table-cell table:style-name="ce17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3">
          <table:table-cell table:formula="of:=[.A77]-1" office:value-type="float" office:value="-52" calcext:value-type="float">
            <text:p>-52</text:p>
          </table:table-cell>
          <table:table-cell table:style-name="ce17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3">
          <table:table-cell table:formula="of:=[.A78]-1" office:value-type="float" office:value="-53" calcext:value-type="float">
            <text:p>-53</text:p>
          </table:table-cell>
          <table:table-cell table:style-name="ce17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3">
          <table:table-cell table:formula="of:=[.A79]-1" office:value-type="float" office:value="-54" calcext:value-type="float">
            <text:p>-54</text:p>
          </table:table-cell>
          <table:table-cell table:style-name="ce17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3">
          <table:table-cell table:formula="of:=[.A80]-1" office:value-type="float" office:value="-55" calcext:value-type="float">
            <text:p>-55</text:p>
          </table:table-cell>
          <table:table-cell table:style-name="ce17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3">
          <table:table-cell table:formula="of:=[.A81]-1" office:value-type="float" office:value="-56" calcext:value-type="float">
            <text:p>-56</text:p>
          </table:table-cell>
          <table:table-cell table:style-name="ce17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3">
          <table:table-cell table:formula="of:=[.A82]-1" office:value-type="float" office:value="-57" calcext:value-type="float">
            <text:p>-57</text:p>
          </table:table-cell>
          <table:table-cell table:style-name="ce17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3">
          <table:table-cell table:formula="of:=[.A83]-1" office:value-type="float" office:value="-58" calcext:value-type="float">
            <text:p>-58</text:p>
          </table:table-cell>
          <table:table-cell table:style-name="ce17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3">
          <table:table-cell table:formula="of:=[.A84]-1" office:value-type="float" office:value="-59" calcext:value-type="float">
            <text:p>-59</text:p>
          </table:table-cell>
          <table:table-cell table:style-name="ce17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3">
          <table:table-cell table:formula="of:=[.A85]-1" office:value-type="float" office:value="-60" calcext:value-type="float">
            <text:p>-60</text:p>
          </table:table-cell>
          <table:table-cell table:style-name="ce17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3">
          <table:table-cell table:formula="of:=[.A86]-1" office:value-type="float" office:value="-61" calcext:value-type="float">
            <text:p>-61</text:p>
          </table:table-cell>
          <table:table-cell table:style-name="ce17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3">
          <table:table-cell table:formula="of:=[.A87]-1" office:value-type="float" office:value="-62" calcext:value-type="float">
            <text:p>-62</text:p>
          </table:table-cell>
          <table:table-cell table:style-name="ce17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3">
          <table:table-cell table:formula="of:=[.A88]-1" office:value-type="float" office:value="-63" calcext:value-type="float">
            <text:p>-63</text:p>
          </table:table-cell>
          <table:table-cell table:style-name="ce17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3">
          <table:table-cell table:formula="of:=[.A89]-1" office:value-type="float" office:value="-64" calcext:value-type="float">
            <text:p>-64</text:p>
          </table:table-cell>
          <table:table-cell table:style-name="ce17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3">
          <table:table-cell table:formula="of:=[.A90]-1" office:value-type="float" office:value="-65" calcext:value-type="float">
            <text:p>-65</text:p>
          </table:table-cell>
          <table:table-cell table:style-name="ce17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3">
          <table:table-cell table:formula="of:=[.A91]-1" office:value-type="float" office:value="-66" calcext:value-type="float">
            <text:p>-66</text:p>
          </table:table-cell>
          <table:table-cell table:style-name="ce17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3">
          <table:table-cell table:formula="of:=[.A92]-1" office:value-type="float" office:value="-67" calcext:value-type="float">
            <text:p>-67</text:p>
          </table:table-cell>
          <table:table-cell table:style-name="ce17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3">
          <table:table-cell table:formula="of:=[.A93]-1" office:value-type="float" office:value="-68" calcext:value-type="float">
            <text:p>-68</text:p>
          </table:table-cell>
          <table:table-cell table:style-name="ce17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3">
          <table:table-cell table:formula="of:=[.A94]-1" office:value-type="float" office:value="-69" calcext:value-type="float">
            <text:p>-69</text:p>
          </table:table-cell>
          <table:table-cell table:style-name="ce17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3">
          <table:table-cell table:formula="of:=[.A95]-1" office:value-type="float" office:value="-70" calcext:value-type="float">
            <text:p>-70</text:p>
          </table:table-cell>
          <table:table-cell table:style-name="ce17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3">
          <table:table-cell table:formula="of:=[.A96]-1" office:value-type="float" office:value="-71" calcext:value-type="float">
            <text:p>-71</text:p>
          </table:table-cell>
          <table:table-cell table:style-name="ce17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3">
          <table:table-cell table:formula="of:=[.A97]-1" office:value-type="float" office:value="-72" calcext:value-type="float">
            <text:p>-72</text:p>
          </table:table-cell>
          <table:table-cell table:style-name="ce17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3">
          <table:table-cell table:formula="of:=[.A98]-1" office:value-type="float" office:value="-73" calcext:value-type="float">
            <text:p>-73</text:p>
          </table:table-cell>
          <table:table-cell table:style-name="ce17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3">
          <table:table-cell table:formula="of:=[.A99]-1" office:value-type="float" office:value="-74" calcext:value-type="float">
            <text:p>-74</text:p>
          </table:table-cell>
          <table:table-cell table:style-name="ce17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3">
          <table:table-cell table:formula="of:=[.A100]-1" office:value-type="float" office:value="-75" calcext:value-type="float">
            <text:p>-75</text:p>
          </table:table-cell>
          <table:table-cell table:style-name="ce17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3">
          <table:table-cell table:formula="of:=[.A101]-1" office:value-type="float" office:value="-76" calcext:value-type="float">
            <text:p>-76</text:p>
          </table:table-cell>
          <table:table-cell table:style-name="ce17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3">
          <table:table-cell table:formula="of:=[.A102]-1" office:value-type="float" office:value="-77" calcext:value-type="float">
            <text:p>-77</text:p>
          </table:table-cell>
          <table:table-cell table:style-name="ce17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3">
          <table:table-cell table:formula="of:=[.A103]-1" office:value-type="float" office:value="-78" calcext:value-type="float">
            <text:p>-78</text:p>
          </table:table-cell>
          <table:table-cell table:style-name="ce17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3">
          <table:table-cell table:formula="of:=[.A104]-1" office:value-type="float" office:value="-79" calcext:value-type="float">
            <text:p>-79</text:p>
          </table:table-cell>
          <table:table-cell table:style-name="ce17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3">
          <table:table-cell table:formula="of:=[.A105]-1" office:value-type="float" office:value="-80" calcext:value-type="float">
            <text:p>-80</text:p>
          </table:table-cell>
          <table:table-cell table:style-name="ce17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3">
          <table:table-cell table:formula="of:=[.A106]-1" office:value-type="float" office:value="-81" calcext:value-type="float">
            <text:p>-81</text:p>
          </table:table-cell>
          <table:table-cell table:style-name="ce17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3">
          <table:table-cell table:formula="of:=[.A107]-1" office:value-type="float" office:value="-82" calcext:value-type="float">
            <text:p>-82</text:p>
          </table:table-cell>
          <table:table-cell table:style-name="ce17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3">
          <table:table-cell table:formula="of:=[.A108]-1" office:value-type="float" office:value="-83" calcext:value-type="float">
            <text:p>-83</text:p>
          </table:table-cell>
          <table:table-cell table:style-name="ce17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3">
          <table:table-cell table:formula="of:=[.A109]-1" office:value-type="float" office:value="-84" calcext:value-type="float">
            <text:p>-84</text:p>
          </table:table-cell>
          <table:table-cell table:style-name="ce17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default-cell-style-name="ce16"/>
        <table:table-column table:style-name="co6" table:number-columns-repeated="14" table:default-cell-style-name="Default"/>
        <table:table-row table:style-name="ro2">
          <table:table-cell table:style-name="ce15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Transfers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/>
          <table:table-cell office:value-type="string" calcext:value-type="string">
            <text:p>Dyuman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</table:table-row>
        <table:table-row table:style-name="ro2">
          <table:table-cell table:style-name="ce15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yuman</text:p>
          </table:table-cell>
          <table:table-cell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8,A19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3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0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2K resis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200p capacitor (ceramic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00n capacitor (ceramic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2k resistors</text:p>
          </table:table-cell>
          <table:table-cell table:number-columns-repeated="14"/>
        </table:table-row>
        <table:table-row table:style-name="ro2" table:number-rows-repeated="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schotkey diode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opto isol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duin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pto isolator modu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/>
          <table:table-cell table:formula="of:=SUM([.J2:.J16])" office:value-type="float" office:value="2605" calcext:value-type="float">
            <text:p>2605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560 ohm resis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L2 9644J opto isolator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breakaway header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15" office:value-type="string" calcext:value-type="string">
            <text:p>IRF5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sistor for abov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ctor multimeter lea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one cove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dless phone batteri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ower bank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Default" office:value-type="string" calcext:value-type="string">
            <text:p>PCB: mod_switch_battery_voltage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Default" office:value-type="string" calcext:value-type="string">
            <text:p>Printer cartridge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Tubes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Hot glue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zener diode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cable ties</text:p>
          </table:table-cell>
          <table:table-cell table:number-columns-repeated="14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8:06:31.900260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26T18:06:55.727299677</dc:date>
    <meta:editing-duration>P1DT2H18S</meta:editing-duration>
    <meta:editing-cycles>241</meta:editing-cycles>
    <meta:generator>LibreOffice/5.2.7.2$Linux_X86_64 LibreOffice_project/20m0$Build-2</meta:generator>
    <meta:document-statistic meta:table-count="8" meta:cell-count="1135" meta:object-count="0"/>
  </office:meta>
</office:document-meta>
</file>